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language="es" fo:country="MX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s tri, tripe, three, third</text:p>
      <text:p text:style-name="Standard">stack</text:p>
      <text:p text:style-name="Standard">media</text:p>
      <text:p text:style-name="Standard"/>
      <text:p text:style-name="Standard">digital</text:p>
      <text:p text:style-name="Standard">analogico</text:p>
      <text:p text:style-name="Standard">adc</text:p>
      <text:p text:style-name="Standard">Proyecto (venture, project)</text:p>
      <text:p text:style-name="Standard">Inform<text:span text:style-name="T1">á</text:span>tica (IT,computing)</text:p>
      <text:p text:style-name="Standard">Sistemas (Systems, framework)</text:p>
      <text:p text:style-name="Standard">Software</text:p>
      <text:p text:style-name="Standard">Programas (program)</text:p>
      <text:p text:style-name="Standard">Código (code)</text:p>
      <text:p text:style-name="Standard">inteligente intelligent, smarth</text:p>
      <text:p text:style-name="Standard">tecnología technology</text:p>
      <text:p text:style-name="Standard">lógica lógic</text:p>
      <text:p text:style-name="Standard">mejorar improve</text:p>
      <text:p text:style-name="Standard">mejorado improved</text:p>
      <text:p text:style-name="Standard">imagina imagine</text:p>
      <text:p text:style-name="Standard">experimenta test, experience</text:p>
      <text:p text:style-name="Standard">crea creates, make, setup, develop, launch, devise</text:p>
      <text:p text:style-name="Standard">profesional pro, professional</text:p>
      <text:p text:style-name="Standard">desarollo development</text:p>
      <text:p text:style-name="Standard">nuevo neo, new</text:p>
      <text:p text:style-name="P1">grupo group team<text:line-break/>corpo corporativo corporative<text:line-break/>asombroso amazing<text:line-break/>jet<text:line-break/>coffe<text:line-break/>inc<text:line-break/>bit<text:line-break/>nucelo core<text:line-break/>inicio init start<text:line-break/>bases funds<text:line-break/>fundamentos fundamentals<text:line-break/>nacer rise subir, levantarse, acender, crecer<text:line-break/>empezar begin launch<text:line-break/>cambio change<text:line-break/>velocidad gear<text:line-break/>mundo world<text:line-break/>Lean on me apoyate en mi <text:line-break/>apoyarse lean<text:line-break/>ingenio<text:line-break/>inteligente clever<text:line-break/>construir build setup<text:line-break/>most significant bit (MSB) <text:line-break/>cross inspiracion yo puedo!</text:p>
      <text:p text:style-name="Standard"/>
      <text:p text:style-name="Standard">canon</text:p>
      <text:p text:style-name="Standard"><text:soft-page-break/>dux</text:p>
      <text:p text:style-name="Standard"/>
      <text:p text:style-name="Standard">harmony </text:p>
      <text:p text:style-name="Standard">accord</text:p>
      <text:p text:style-name="Standard">symphony </text:p>
      <text:p text:style-name="Standard">melody</text:p>
      <text:p text:style-name="Standard">tune</text:p>
      <text:p text:style-name="Standard">triad</text:p>
      <text:p text:style-name="Standard">__</text:p>
      <text:p text:style-name="Standard"/>
      <text:p text:style-name="Standard">Samuel Rojas Too 01 de septiembre de 1993</text:p>
      <text:p text:style-name="Standard">Maximiliano Tec Cocom 21 de agosto de 1992</text:p>
      <text:p text:style-name="Standard">Nestor Betaza Cruz 26 de febrero de 1992</text:p>
      <text:p text:style-name="Standard"/>
      <text:p text:style-name="Standard">nestmax-s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9T01:43:32.95</meta:creation-date>
    <dc:date>2017-07-19T09:58:10.43</dc:date>
    <meta:editing-duration>PT8H14M36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2" meta:paragraph-count="37" meta:word-count="146" meta:character-count="1019"/>
  </office:meta>
</office:document-meta>
</file>